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8pt" officeooo:rsid="0015ca9a" officeooo:paragraph-rsid="0015ca9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8pt" officeooo:rsid="00171c04" officeooo:paragraph-rsid="00171c0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officeooo:rsid="0017a0d3" officeooo:paragraph-rsid="0017a0d3" style:font-size-asian="18pt" style:font-size-complex="18pt"/>
    </style:style>
    <style:style style:name="T1" style:family="text">
      <style:text-properties officeooo:rsid="00171c04"/>
    </style:style>
    <style:style style:name="T2" style:family="text">
      <style:text-properties officeooo:rsid="0017a0d3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3"><text:s/>Assignment- 2</text:span></text:p>
      <text:p text:style-name="P1"><text:span text:style-name="T3"/></text:p>
      <text:p text:style-name="P1">Q.1- Which of the following are real constants 3, ‘A’, ‘4.5’, ‘3.0’, ‘+’, -2.5, -0.0 ?</text:p>
      <text:p text:style-name="P1">Ans.1- The real constants are ‘4.5’, ‘3.0’, -2.5, -0.0 </text:p>
      <text:p text:style-name="P1"/>
      <text:p text:style-name="P1">Q.2- Which of the following are not keywords in C language: auto, dynamic, <text:span text:style-name="T1">static, typedef, define, enum, id , default, this, super?</text:span></text:p>
      <text:p text:style-name="P1">Ans.2- <text:span text:style-name="T1">id, super</text:span></text:p>
      <text:p text:style-name="P1"/>
      <text:p text:style-name="P2">Q.3- Can we make a variable with the name switch?</text:p>
      <text:p text:style-name="P2">Ans.3- No.</text:p>
      <text:p text:style-name="P2"/>
      <text:p text:style-name="P2">Q.4- Where variables are created: RAM, ROM, Secondary Memory?</text:p>
      <text:p text:style-name="P2">Ans.4- RAM</text:p>
      <text:p text:style-name="P2"/>
      <text:p text:style-name="P2">Q.5- Who developed C language?</text:p>
      <text:p text:style-name="P2">Ans.5- Dennis Ritchie</text:p>
      <text:p text:style-name="P2"/>
      <text:p text:style-name="P2">Q.6- When and where was the C language developed?</text:p>
      <text:p text:style-name="P2">Ans.6- In 1972 at AT and T’s Lab in USA.</text:p>
      <text:p text:style-name="P2"/>
      <text:p text:style-name="P2">Q.7- What was the of the operating system which is responsible for the inception of the C language?</text:p>
      <text:p text:style-name="P2">Ans.7- That was UNIX operating system which is responsible for the inception of the C lanhuage.</text:p>
      <text:p text:style-name="P2"/>
      <text:p text:style-name="P2">Q.8- Whether C language is High Level or Low Level Programming Language?</text:p>
      <text:p text:style-name="P2">Ans.8- <text:span text:style-name="T2">Generally, C language is known as middle level programming language because it binds the gap between the machine language(low level language) and high level language.</text:span></text:p>
      <text:p text:style-name="P2"/>
      <text:p text:style-name="P3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0:58:12.473709928</meta:creation-date>
    <dc:date>2022-06-21T01:26:37.569923609</dc:date>
    <meta:editing-duration>PT6M24S</meta:editing-duration>
    <meta:editing-cycles>1</meta:editing-cycles>
    <meta:document-statistic meta:table-count="0" meta:image-count="0" meta:object-count="0" meta:page-count="2" meta:paragraph-count="17" meta:word-count="174" meta:character-count="1015" meta:non-whitespace-character-count="853"/>
    <meta:generator>LibreOffice/7.3.3.2$Linux_X86_64 LibreOffice_project/30$Build-2</meta:generator>
  </office:meta>
</office:document-meta>
</file>